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373" officeooo:paragraph-rsid="000e2373"/>
    </style:style>
    <style:style style:name="P2" style:family="paragraph" style:parent-style-name="Standard" style:list-style-name="L1">
      <style:text-properties officeooo:rsid="000e2373" officeooo:paragraph-rsid="000e2373"/>
    </style:style>
    <style:style style:name="P3" style:family="paragraph" style:parent-style-name="Standard" style:list-style-name="L1">
      <style:text-properties officeooo:paragraph-rsid="000e2373"/>
    </style:style>
    <style:style style:name="P4" style:family="paragraph" style:parent-style-name="Standard">
      <style:text-properties officeooo:paragraph-rsid="000e2373"/>
    </style:style>
    <style:style style:name="P5" style:family="paragraph" style:parent-style-name="Standard" style:list-style-name="L2">
      <style:text-properties officeooo:paragraph-rsid="000e2373"/>
    </style:style>
    <style:style style:name="T1" style:family="text">
      <style:text-properties officeooo:rsid="000e2373"/>
    </style:style>
    <style:style style:name="T2" style:family="text">
      <style:text-properties style:font-name="Liberation Serif" officeooo:rsid="000e2373"/>
    </style:style>
    <style:style style:name="T3" style:family="text">
      <style:text-properties style:font-name="Liberation Mono" officeooo:rsid="000e2373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PLOT in codice C++</text:p>
      <text:p text:style-name="P1"/>
      <text:list xml:id="list8871315586058720405" text:style-name="L1">
        <text:list-item>
          <text:p text:style-name="P2">Download GNUPLOT: <text:s/><text:a xlink:type="simple" xlink:href="https://sourceforge.net/projects/gnuplot/files/gnuplot/" text:style-name="Internet_20_link" text:visited-style-name="Visited_20_Internet_20_Link">https://sourceforge.net/projects/gnuplot/files/gnuplot/</text:a></text:p>
        </text:list-item>
        <text:list-item>
          <text:p text:style-name="P3"><text:span text:style-name="T1">Installazione GNUPLOT: </text:span><text:span text:style-name="Source_20_Text">sudo apt-get install gnuplot</text:span></text:p>
        </text:list-item>
        <text:list-item>
          <text:p text:style-name="P3"><text:span text:style-name="Source_20_Text"><text:span text:style-name="T2">Installazion git: <text:s/></text:span></text:span><text:span text:style-name="Source_20_Text"><text:span text:style-name="T3">sudo apt-get install git</text:span></text:span></text:p>
        </text:list-item>
        <text:list-item>
          <text:p text:style-name="P3"><text:span text:style-name="Source_20_Text"><text:span text:style-name="T2">Download librerie GNUPLOT per C++: </text:span></text:span><text:span text:style-name="Source_20_Text"><text:span text:style-name="T3">git clone </text:span></text:span><text:a xlink:type="simple" xlink:href="https://github.com/dstahlke/gnuplot-iostream.git" text:style-name="Internet_20_link" text:visited-style-name="Visited_20_Internet_20_Link"><text:span text:style-name="Source_20_Text"><text:span text:style-name="T3">https://github.com/dstahlke/gnuplot-iostream.git</text:span></text:span></text:a></text:p>
        </text:list-item>
        <text:list-item>
          <text:p text:style-name="P3"><text:span text:style-name="Source_20_Text"><text:span text:style-name="T2">Copiare la cartella 'gnuplot-iostream' (che si sarà formata nella directory del terminale) nella cartella include</text:span></text:span></text:p>
        </text:list-item>
        <text:list-item>
          <text:p text:style-name="P3"><text:span text:style-name="Source_20_Text"><text:span text:style-name="T2">Includere la libreria di gnuplot in </text:span></text:span><text:span text:style-name="Source_20_Text"><text:span text:style-name="T3">problem3d1d.hpp</text:span></text:span><text:span text:style-name="Source_20_Text"><text:span text:style-name="T2">: </text:span></text:span><text:span text:style-name="Source_20_Text"><text:span text:style-name="T3">#include &lt;gnuplot-iostream/gnuplot-iostream.h&gt;</text:span></text:span></text:p>
        </text:list-item>
        <text:list-item>
          <text:p text:style-name="P3"><text:span text:style-name="Source_20_Text"><text:span text:style-name="T2">Nel makefile delle cartelle all'interno della cartella 'src' nella riga di </text:span></text:span><text:span text:style-name="Source_20_Text"><text:span text:style-name="T3">LIBRARIES=-lproblem3d1d -lgetfem</text:span></text:span><text:span text:style-name="Source_20_Text"><text:span text:style-name="T2"> bisogna aggiungere le seguenti librerie : </text:span></text:span><text:span text:style-name="Source_20_Text"><text:span text:style-name="T3">-lutil -lboost_iostreams -lboost_system -lboost_filesystem</text:span></text:span></text:p>
        </text:list-item>
      </text:list>
      <text:p text:style-name="P4"><text:span text:style-name="Source_20_Text"><text:span text:style-name="T3"/></text:span></text:p>
      <text:p text:style-name="P4"><text:span text:style-name="Source_20_Text"><text:span text:style-name="T2">Nel codice</text:span></text:span></text:p>
      <text:p text:style-name="P4"><text:span text:style-name="Source_20_Text"><text:span text:style-name="T3"/></text:span></text:p>
      <text:list xml:id="list8723517571878507143" text:style-name="L2">
        <text:list-item>
          <text:p text:style-name="P5"><text:span text:style-name="Source_20_Text"><text:span text:style-name="T2">Dichiarare una variabile di tipo Gnuplot: Es. </text:span></text:span><text:span text:style-name="Source_20_Text"><text:span text:style-name="T3">Gnuplot gp</text:span></text:span></text:p>
        </text:list-item>
        <text:list-item>
          <text:p text:style-name="P5"><text:span text:style-name="Source_20_Text"><text:span text:style-name="T2">Utilizzare le stringhe di Gnuplot per creare grafici: Es. </text:span></text:span><text:span text:style-name="Source_20_Text"><text:span text:style-name="T3">gp &lt;&lt; “set logscale y; plot 'Grafico' w lines”; gp.send1d(DATA); gp.flush();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09:28:18.498247376</meta:creation-date>
    <dc:date>2017-01-25T09:43:17.857050109</dc:date>
    <meta:editing-duration>PT15M</meta:editing-duration>
    <meta:editing-cycles>1</meta:editing-cycles>
    <meta:document-statistic meta:table-count="0" meta:image-count="0" meta:object-count="0" meta:page-count="1" meta:paragraph-count="11" meta:word-count="114" meta:character-count="920" meta:non-whitespace-character-count="824"/>
    <meta:generator>LibreOffice/5.0.5.2$Linux_X86_64 LibreOffice_project/00m0$Build-2</meta:generator>
  </office:meta>
</office:document-meta>
</file>